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row-height="1.3cm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row-height="1.3cm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2" style:family="table-row">
      <style:table-row-properties style:row-height="1.3cm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2" style:family="table-row">
      <style:table-row-properties style:row-height="1.3cm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margin-top="0.302cm" fo:margin-bottom="0.302cm" style:contextual-spacing="false" fo:text-align="center" style:justify-single-word="false"/>
      <style:text-properties officeooo:paragraph-rsid="0002c21f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Lato Heavy" fo:font-size="16pt" officeooo:rsid="001db11e" officeooo:paragraph-rsid="001db11e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Lato Medium"/>
    </style:style>
    <style:style style:name="P13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4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paragraph-rsid="0002c21f"/>
    </style:style>
    <style:style style:name="P15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/>
    </style:style>
    <style:style style:name="P16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paragraph-rsid="000e06ac"/>
    </style:style>
    <style:style style:name="P17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paragraph-rsid="001f28b7"/>
    </style:style>
    <style:style style:name="P18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paragraph-rsid="0021e8dd"/>
    </style:style>
    <style:style style:name="P1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02c21f" officeooo:paragraph-rsid="0002c21f"/>
    </style:style>
    <style:style style:name="P2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02c21f" officeooo:paragraph-rsid="001f28b7"/>
    </style:style>
    <style:style style:name="P2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080947" officeooo:paragraph-rsid="00080947"/>
    </style:style>
    <style:style style:name="P22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047ba4" officeooo:paragraph-rsid="00047ba4"/>
    </style:style>
    <style:style style:name="P23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047ba4" officeooo:paragraph-rsid="001c02a8"/>
    </style:style>
    <style:style style:name="P24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138c0c" officeooo:paragraph-rsid="00138c0c"/>
    </style:style>
    <style:style style:name="P25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17e272" officeooo:paragraph-rsid="0017e272"/>
    </style:style>
    <style:style style:name="P26" style:family="paragraph" style:parent-style-name="Table_20_Contents">
      <style:paragraph-properties fo:margin-top="0.302cm" fo:margin-bottom="0.302cm" style:contextual-spacing="false" fo:text-align="center" style:justify-single-word="false"/>
      <style:text-properties officeooo:rsid="0017e272" officeooo:paragraph-rsid="0017e272"/>
    </style:style>
    <style:style style:name="P27" style:family="paragraph" style:parent-style-name="Standard">
      <style:text-properties officeooo:paragraph-rsid="00273d06"/>
    </style:style>
    <style:style style:name="P28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21e8dd" officeooo:paragraph-rsid="0021e8dd"/>
    </style:style>
    <style:style style:name="P2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21e8dd" officeooo:paragraph-rsid="00273d06"/>
    </style:style>
    <style:style style:name="P3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/>
    </style:style>
    <style:style style:name="P3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paragraph-rsid="000e06ac"/>
    </style:style>
    <style:style style:name="P32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paragraph-rsid="00273d06"/>
    </style:style>
    <style:style style:name="P33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paragraph-rsid="002b62a5"/>
    </style:style>
    <style:style style:name="P34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Lato Medium" officeooo:rsid="00297354" officeooo:paragraph-rsid="00297354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style:font-name="Lato Medium" officeooo:rsid="0017e272"/>
    </style:style>
    <style:style style:name="T5" style:family="text">
      <style:text-properties officeooo:rsid="0002c21f"/>
    </style:style>
    <style:style style:name="T6" style:family="text">
      <style:text-properties officeooo:rsid="000c7f6b"/>
    </style:style>
    <style:style style:name="T7" style:family="text">
      <style:text-properties officeooo:rsid="00273d06"/>
    </style:style>
    <style:style style:name="T8" style:family="text">
      <style:text-properties officeooo:rsid="00297354"/>
    </style:style>
    <style:style style:name="T9" style:family="text">
      <style:text-properties officeooo:rsid="002b62a5"/>
    </style:style>
    <style:style style:name="T10" style:family="text">
      <style:text-properties officeooo:rsid="0030ad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7">C/D</text:p>
          </table:table-cell>
        </table:table-row>
        <table:table-row table:style-name="Table1.2">
          <table:table-cell table:style-name="Table1.A2" office:value-type="string">
            <text:p text:style-name="P5">House <text:span text:style-name="T7">&amp;</text:span>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4"><text:span text:style-name="T7">Kinder</text:span> &amp; Seasonal</text:p>
          </table:table-cell>
        </table:table-row>
        <table:table-row table:style-name="Table1.3">
          <table:table-cell table:style-name="Table1.A2" office:value-type="string">
            <text:p text:style-name="P15">Night Rider</text:p>
            <text:p text:style-name="P15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6">Kinderlieder zum Mitsingen<text:line-break/><text:line-break/>Rolf Zukowski - Im Kindergarten</text:p>
          </table:table-cell>
        </table:table-row>
        <table:table-row table:style-name="Table1.3">
          <table:table-cell table:style-name="Table1.A2" office:value-type="string">
            <text:p text:style-name="P15">Deep House 2020 <text:span text:style-name="T1">Hits</text:span></text:p>
            <text:p text:style-name="P15">Truely Deeply Hous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5">Rolf Zukowski - Der Spielmann<text:line-break/><text:line-break/>Rolfs Vogehochzeit</text:p>
          </table:table-cell>
        </table:table-row>
        <table:table-row table:style-name="Table1.3">
          <table:table-cell table:style-name="Table1.A2" office:value-type="string">
            <text:p text:style-name="P15">The Algorithm - Brute Force</text:p>
            <text:p text:style-name="P15">EBM, Dark-Electro &amp; Fututepop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5">Feuerwehrmann Sam<text:line-break/><text:line-break/><text:span text:style-name="T8">Paw Patrol</text:span></text:p>
          </table:table-cell>
        </table:table-row>
        <table:table-row table:style-name="Table1.3">
          <table:table-cell table:style-name="Table1.A2" office:value-type="string">
            <text:p text:style-name="P16">Happy Hardcore</text:p>
            <text:p text:style-name="P16">Synthwave / Retrowav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34">Die Eule mit der Beule<text:line-break/><text:line-break/>Bobo - <text:s/>Großer Sommerspaß</text:p>
          </table:table-cell>
        </table:table-row>
        <table:table-row table:style-name="Table1.3">
          <table:table-cell table:style-name="Table1.A2" office:value-type="string">
            <text:p text:style-name="P16">Lounge Electr<text:span text:style-name="T1">o </text:span>/ Downbeat<text:span text:style-name="T1"> House</text:span></text:p>
            <text:p text:style-name="P16">Chillout Loung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33">Weihnachten mit Rolf Zukowski<text:line-break/><text:line-break/>Kinder Weihnachten</text:p>
          </table:table-cell>
        </table:table-row>
        <table:table-row table:style-name="Table1.3">
          <table:table-cell table:style-name="Table1.A2" office:value-type="string">
            <text:p text:style-name="P15">Lounge - Soft House</text:p>
            <text:p text:style-name="P15">Kaffeehausmusik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33">Der Pianist - Klassische Weihnachten<text:line-break/><text:line-break/>Moderne Weihnachtslieder</text:p>
          </table:table-cell>
        </table:table-row>
        <table:table-row table:style-name="Table1.3">
          <table:table-cell table:style-name="Table1.A2" office:value-type="string">
            <text:p text:style-name="P15">Acustic Covers</text:p>
            <text:p text:style-name="P15">Chillout Piano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8">Country Christmas<text:line-break/><text:line-break/>Christmas Cocktail Jazz</text:p>
          </table:table-cell>
        </table:table-row>
        <table:table-row table:style-name="Table1.3">
          <table:table-cell table:style-name="Table1.A2" office:value-type="string">
            <text:p text:style-name="P28">Toco - Samba</text:p>
            <text:p text:style-name="P28">Samba Chill 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8">Weihnachten Instrumental<text:line-break/><text:line-break/>Rock Christmas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8">E/<text:span text:style-name="T5">F</text:span></text:p>
          </table:table-cell>
          <table:table-cell table:style-name="Table2.B1" office:value-type="string">
            <text:p text:style-name="P6"/>
          </table:table-cell>
          <table:table-cell table:style-name="Table2.A1" office:value-type="string">
            <text:p text:style-name="P8">G/<text:span text:style-name="T5">H</text:span></text:p>
          </table:table-cell>
        </table:table-row>
        <table:table-row table:style-name="Table2.2">
          <table:table-cell table:style-name="Table2.A2" office:value-type="string">
            <text:p text:style-name="P6">Country, Folk, <text:span text:style-name="T9">Dancehall</text:span></text:p>
          </table:table-cell>
          <table:table-cell table:style-name="Table2.B1" office:value-type="string">
            <text:p text:style-name="P6"/>
          </table:table-cell>
          <table:table-cell table:style-name="Table2.A2" office:value-type="string">
            <text:p text:style-name="P9">Künstler</text:p>
          </table:table-cell>
        </table:table-row>
        <table:table-row table:style-name="Table2.3">
          <table:table-cell table:style-name="Table2.A2" office:value-type="string">
            <text:p text:style-name="P14">Country Nights</text:p>
            <text:p text:style-name="P14">Taylor Swift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6">Johnny Cash</text:p>
            <text:p text:style-name="P16">Andreas Gabalier</text:p>
          </table:table-cell>
        </table:table-row>
        <table:table-row table:style-name="Table2.3">
          <table:table-cell table:style-name="Table2.A2" office:value-type="string">
            <text:p text:style-name="P14">Country Coffehouse</text:p>
            <text:p text:style-name="P14">Country Gal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4">Seeed</text:p>
            <text:p text:style-name="P14">Runrig</text:p>
          </table:table-cell>
        </table:table-row>
        <table:table-row table:style-name="Table2.3">
          <table:table-cell table:style-name="Table2.A2" office:value-type="string">
            <text:p text:style-name="P14">Tailgate Party</text:p>
            <text:p text:style-name="P14">New Boot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4">Pur</text:p>
            <text:p text:style-name="P14">Sarah Connor</text:p>
          </table:table-cell>
        </table:table-row>
        <table:table-row table:style-name="Table2.3">
          <table:table-cell table:style-name="Table2.A2" office:value-type="string">
            <text:p text:style-name="P14">Texas Music</text:p>
            <text:p text:style-name="P19">Country Truckin'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6">Lionel Richie</text:p>
            <text:p text:style-name="P16">Tim Bendzko</text:p>
          </table:table-cell>
        </table:table-row>
        <table:table-row table:style-name="Table2.3">
          <table:table-cell table:style-name="Table2.A2" office:value-type="string">
            <text:p text:style-name="P14">Irisch / Gälisch / Keltisch</text:p>
            <text:p text:style-name="P19">Irish Folk Song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4">Lena</text:p>
            <text:p text:style-name="P14">Max Herre</text:p>
          </table:table-cell>
        </table:table-row>
        <table:table-row table:style-name="Table2.3">
          <table:table-cell table:style-name="Table2.A2" office:value-type="string">
            <text:p text:style-name="P14">Irish Folk Ballads</text:p>
            <text:p text:style-name="P21">Irish Pub Song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24">The Hooters</text:p>
            <text:p text:style-name="P16">Limp Bizkit</text:p>
          </table:table-cell>
        </table:table-row>
        <table:table-row table:style-name="Table2.3">
          <table:table-cell table:style-name="Table2.A2" office:value-type="string">
            <text:p text:style-name="P33">Scottish Folk Songs<text:line-break/><text:line-break/>Scottish Accordion Dance Music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4">Amy Macdonald</text:p>
            <text:p text:style-name="P14">Brad Paisley</text:p>
          </table:table-cell>
        </table:table-row>
        <table:table-row table:style-name="Table2.3">
          <table:table-cell table:style-name="Table2.A2" office:value-type="string">
            <text:p text:style-name="P14">Dancehall / Reggaeton</text:p>
            <text:p text:style-name="P14">Dancehall Classic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4">Sia</text:p>
            <text:p text:style-name="P14">Ton Steine Scherben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J/K</text:p>
          </table:table-cell>
          <table:table-cell table:style-name="Table5.B1" office:value-type="string">
            <text:p text:style-name="P6"/>
          </table:table-cell>
          <table:table-cell table:style-name="Table5.A1" office:value-type="string">
            <text:p text:style-name="P8">L/<text:span text:style-name="T5">M</text:span></text:p>
          </table:table-cell>
        </table:table-row>
        <table:table-row table:style-name="Table5.2">
          <table:table-cell table:style-name="Table5.A2" office:value-type="string">
            <text:p text:style-name="P10">Künstler &amp; Jahrzehnte</text:p>
          </table:table-cell>
          <table:table-cell table:style-name="Table5.B1" office:value-type="string">
            <text:p text:style-name="P6"/>
          </table:table-cell>
          <table:table-cell table:style-name="Table5.A2" office:value-type="string">
            <text:p text:style-name="P9">Rock &amp; Punk Rock</text:p>
          </table:table-cell>
        </table:table-row>
        <table:table-row table:style-name="Table5.3">
          <table:table-cell table:style-name="Table5.A2" office:value-type="string">
            <text:p text:style-name="P22">Jack Johnson</text:p>
            <text:p text:style-name="P22">Norah Jones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23">Creedence Clearwater Revival</text:p>
            <text:p text:style-name="P23">blink-182</text:p>
          </table:table-cell>
        </table:table-row>
        <table:table-row table:style-name="Table5.3">
          <table:table-cell table:style-name="Table5.A2" office:value-type="string">
            <text:p text:style-name="P14">Phil Collins</text:p>
            <text:p text:style-name="P14">R.E.M.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23">Madrugada</text:p>
            <text:p text:style-name="P23">Augustana</text:p>
          </table:table-cell>
        </table:table-row>
        <table:table-row table:style-name="Table5.3">
          <table:table-cell table:style-name="Table5.A2" office:value-type="string">
            <text:p text:style-name="P14">Scorpions</text:p>
            <text:p text:style-name="P14">Status Quo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23">Green Day</text:p>
            <text:p text:style-name="P23">Billy Talent</text:p>
          </table:table-cell>
        </table:table-row>
        <table:table-row table:style-name="Table5.3">
          <table:table-cell table:style-name="Table5.A2" office:value-type="string">
            <text:p text:style-name="P19">Sting</text:p>
            <text:p text:style-name="P19">Dire Straits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23">Simple Plan</text:p>
            <text:p text:style-name="P23">Jimmy Eat World</text:p>
          </table:table-cell>
        </table:table-row>
        <table:table-row table:style-name="Table5.3">
          <table:table-cell table:style-name="Table5.A2" office:value-type="string">
            <text:p text:style-name="P22">All Out 40s</text:p>
            <text:p text:style-name="P22">All Out 50s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23">Pink Floyd</text:p>
            <text:p text:style-name="P23">The Doors</text:p>
          </table:table-cell>
        </table:table-row>
        <table:table-row table:style-name="Table5.3">
          <table:table-cell table:style-name="Table5.A2" office:value-type="string">
            <text:p text:style-name="P3"><text:span text:style-name="T2">All Out </text:span><text:span text:style-name="T3">6</text:span><text:span text:style-name="T2">0s</text:span></text:p>
            <text:p text:style-name="P3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23">The All-American Reject</text:p>
            <text:p text:style-name="P23">Linkin Park</text:p>
          </table:table-cell>
        </table:table-row>
        <table:table-row table:style-name="Table5.3">
          <table:table-cell table:style-name="Table5.A2" office:value-type="string">
            <text:p text:style-name="P3"><text:span text:style-name="T2">All Out </text:span><text:span text:style-name="T3">8</text:span><text:span text:style-name="T2">0s</text:span></text:p>
            <text:p text:style-name="P3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23">Rise Against</text:p>
            <text:p text:style-name="P23">My Chemical Romance</text:p>
          </table:table-cell>
        </table:table-row>
        <table:table-row table:style-name="Table5.3">
          <table:table-cell table:style-name="Table5.A2" office:value-type="string">
            <text:p text:style-name="P19">50s Country</text:p>
            <text:p text:style-name="P19">60s Country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23">Iron Maiden</text:p>
            <text:p text:style-name="P23">Metallica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N/O</text:p>
          </table:table-cell>
          <table:table-cell table:style-name="Table3.B1" office:value-type="string">
            <text:p text:style-name="P6"/>
          </table:table-cell>
          <table:table-cell table:style-name="Table3.A1" office:value-type="string">
            <text:p text:style-name="P9">P/Q</text:p>
          </table:table-cell>
        </table:table-row>
        <table:table-row table:style-name="Table3.2">
          <table:table-cell table:style-name="Table3.A2" office:value-type="string">
            <text:p text:style-name="P11">Swing, Jazz, Blues</text:p>
          </table:table-cell>
          <table:table-cell table:style-name="Table3.B1" office:value-type="string">
            <text:p text:style-name="P6"/>
          </table:table-cell>
          <table:table-cell table:style-name="Table3.A2" office:value-type="string">
            <text:p text:style-name="P6">Radio &amp; Nachrichten</text:p>
          </table:table-cell>
        </table:table-row>
        <table:table-row table:style-name="Table3.3">
          <table:table-cell table:style-name="Table3.A2" office:value-type="string">
            <text:p text:style-name="P20">Swing Revival</text:p>
            <text:p text:style-name="P20">Charsleton / Swing / Jazz</text:p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9">HR Info-Radio</text:p>
            <text:p text:style-name="P19">SWR3</text:p>
          </table:table-cell>
        </table:table-row>
        <table:table-row table:style-name="Table3.3">
          <table:table-cell table:style-name="Table3.A2" office:value-type="string">
            <text:p text:style-name="P20">Gypsy Swing</text:p>
            <text:p text:style-name="P20">Swingin' Saxophones</text:p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9">SWR1</text:p>
            <text:p text:style-name="P19">YouFM</text:p>
          </table:table-cell>
        </table:table-row>
        <table:table-row table:style-name="Table3.3">
          <table:table-cell table:style-name="Table3.A2" office:value-type="string">
            <text:p text:style-name="P20">Electro Swing 100</text:p>
            <text:p text:style-name="P20">Parov Stelar</text:p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9">Rockland-Radio</text:p>
            <text:p text:style-name="P19"/>
          </table:table-cell>
        </table:table-row>
        <table:table-row table:style-name="Table3.3">
          <table:table-cell table:style-name="Table3.A2" office:value-type="string">
            <text:p text:style-name="P17">Electro Jazz &amp; Swing</text:p>
            <text:p text:style-name="P17">Dark Electro Swing</text:p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3"/>
          </table:table-cell>
        </table:table-row>
        <table:table-row table:style-name="Table3.3">
          <table:table-cell table:style-name="Table3.A2" office:value-type="string">
            <text:p text:style-name="P20">Happy Jazz!</text:p>
            <text:p text:style-name="P20">Jazz Vibes</text:p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9">Tagesthemen</text:p>
            <text:p text:style-name="P19">Tagesschau</text:p>
          </table:table-cell>
        </table:table-row>
        <table:table-row table:style-name="Table3.3">
          <table:table-cell table:style-name="Table3.A2" office:value-type="string">
            <text:p text:style-name="P20">Gregory Porter</text:p>
            <text:p text:style-name="P20">Women of Jazz</text:p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25">The Amp Hour</text:p>
            <text:p text:style-name="P25">Methodisch Inkorrekt</text:p>
          </table:table-cell>
        </table:table-row>
        <table:table-row table:style-name="Table3.3">
          <table:table-cell table:style-name="Table3.A2" office:value-type="string">
            <text:p text:style-name="P20">Blues Classics</text:p>
            <text:p text:style-name="P20">Funk Heavy Blues</text:p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25">Hoaxilla</text:p>
            <text:p text:style-name="P25">ARD Radio Tatort</text:p>
          </table:table-cell>
        </table:table-row>
        <table:table-row table:style-name="Table3.3">
          <table:table-cell table:style-name="Table3.A2" office:value-type="string">
            <text:p text:style-name="P20">Blues Roots</text:p>
            <text:p text:style-name="P20">Early Rhythm &amp; Blues</text:p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25">Das ARD radiofeature</text:p>
            <text:p text:style-name="P26"><text:span text:style-name="T4">h</text:span><text:span text:style-name="T2">r-INFO Die Reportag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26T16:05:37.926323719</meta:creation-date>
    <dc:date>2021-09-19T13:55:05.084118991</dc:date>
    <meta:editing-duration>P6DT12H56M59S</meta:editing-duration>
    <meta:editing-cycles>35</meta:editing-cycles>
    <meta:generator>LibreOffice/7.2.0.4$MacOSX_X86_64 LibreOffice_project/9a9c6381e3f7a62afc1329bd359cc48accb6435b</meta:generator>
    <meta:print-date>2021-09-19T13:51:00.875990883</meta:print-date>
    <meta:document-statistic meta:table-count="4" meta:image-count="0" meta:object-count="0" meta:page-count="4" meta:paragraph-count="132" meta:word-count="331" meta:character-count="2039" meta:non-whitespace-character-count="1830"/>
  </office:meta>
</office:document-meta>
</file>